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Roman" svg:font-family="'Times Roman',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Univers (WN)" svg:font-family="'Univers (W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5.998cm" table:align="margins" style:writing-mode="lr-tb"/>
    </style:style>
    <style:style style:name="Tableau1.A" style:family="table-column">
      <style:table-column-properties style:column-width="15.998cm" style:rel-column-width="65535*"/>
    </style:style>
    <style:style style:name="Tableau1.A1" style:family="table-cell">
      <style:table-cell-properties fo:padding="0.097cm" fo:border="0.05pt solid #000000"/>
    </style:style>
    <style:style style:name="P1" style:family="paragraph" style:parent-style-name="Footer">
      <style:paragraph-properties fo:margin-left="0cm" fo:margin-right="0.635cm" fo:text-align="end" style:justify-single-word="false" fo:text-indent="0cm" style:auto-text-indent="false"/>
      <style:text-properties fo:font-size="12pt" officeooo:rsid="00186d88" officeooo:paragraph-rsid="00186d88" style:font-size-asian="12pt" style:font-size-complex="12pt"/>
    </style:style>
    <style:style style:name="P2" style:family="paragraph" style:parent-style-name="Footer">
      <style:paragraph-properties fo:text-align="center" style:justify-single-word="false"/>
      <style:text-properties officeooo:paragraph-rsid="00186d88"/>
    </style:style>
    <style:style style:name="P3" style:family="paragraph" style:parent-style-name="Footer">
      <style:text-properties style:font-name="Arial" fo:font-size="7pt" style:font-name-asian="Wingdings" style:font-size-asian="7pt" style:font-name-complex="Arial" style:font-size-complex="7pt"/>
    </style:style>
    <style:style style:name="P4" style:family="paragraph" style:parent-style-name="Standard">
      <style:text-properties fo:font-weight="bold" style:font-weight-asian="bold"/>
    </style:style>
    <style:style style:name="P5" style:family="paragraph" style:parent-style-name="Standard">
      <style:paragraph-properties fo:text-align="justify" style:justify-single-word="false"/>
      <style:text-properties officeooo:paragraph-rsid="002b28ad" style:font-size-complex="12pt"/>
    </style:style>
    <style:style style:name="P6" style:family="paragraph" style:parent-style-name="Standard">
      <style:paragraph-properties fo:text-align="justify" style:justify-single-word="false" style:text-autospace="none"/>
      <style:text-properties officeooo:paragraph-rsid="002b28ad" style:font-size-complex="12pt"/>
    </style:style>
    <style:style style:name="P7" style:family="paragraph" style:parent-style-name="Standard">
      <style:paragraph-properties fo:text-align="justify" style:justify-single-word="false"/>
      <style:text-properties fo:text-transform="uppercase" style:font-name="Arial" fo:font-weight="bold" style:font-weight-asian="bold" style:font-size-complex="12pt"/>
    </style:style>
    <style:style style:name="P8" style:family="paragraph" style:parent-style-name="Standard">
      <style:paragraph-properties fo:text-align="justify" style:justify-single-word="false"/>
      <style:text-properties fo:text-transform="uppercase" style:font-name="Arial" fo:font-weight="bold" officeooo:paragraph-rsid="00372c78" style:font-weight-asian="bold" style:font-size-complex="12pt"/>
    </style:style>
    <style:style style:name="P9" style:family="paragraph" style:parent-style-name="Standard">
      <style:paragraph-properties fo:text-align="center" style:justify-single-word="false"/>
      <style:text-properties style:font-name="Arial" fo:font-weight="bold" style:font-weight-asian="bold" style:font-size-complex="12pt"/>
    </style:style>
    <style:style style:name="P10" style:family="paragraph" style:parent-style-name="Standard">
      <style:paragraph-properties fo:text-align="justify" style:justify-single-word="false"/>
      <style:text-properties style:font-name="Arial" fo:font-weight="bold" style:font-weight-asian="bold" style:font-size-complex="12pt"/>
    </style:style>
    <style:style style:name="P11" style:family="paragraph" style:parent-style-name="Standard">
      <style:paragraph-properties fo:text-align="justify" style:justify-single-word="false"/>
      <style:text-properties style:font-name="Arial" fo:font-weight="bold" officeooo:rsid="0034d513" officeooo:paragraph-rsid="0034d513" style:font-weight-asian="bold" style:font-size-complex="12pt" style:font-weight-complex="bold"/>
    </style:style>
    <style:style style:name="P12" style:family="paragraph" style:parent-style-name="Standard">
      <style:paragraph-properties>
        <style:tab-stops>
          <style:tab-stop style:position="15.558cm" style:leader-style="dotted" style:leader-text="."/>
        </style:tab-stops>
      </style:paragraph-properties>
      <style:text-properties style:font-name="Arial" fo:font-weight="bold" style:font-weight-asian="bold"/>
    </style:style>
    <style:style style:name="P13" style:family="paragraph" style:parent-style-name="Standard">
      <style:paragraph-properties fo:orphans="0" fo:widows="0" style:text-autospace="none"/>
      <style:text-properties style:font-name="Arial" fo:font-weight="bold" style:font-weight-asian="bold"/>
    </style:style>
    <style:style style:name="P14" style:family="paragraph" style:parent-style-name="Standard">
      <style:paragraph-properties fo:text-align="justify" style:justify-single-word="false" fo:orphans="0" fo:widows="0" style:text-autospace="none"/>
      <style:text-properties style:font-name="Arial" fo:font-weight="bold" style:font-weight-asian="bold"/>
    </style:style>
    <style:style style:name="P15" style:family="paragraph" style:parent-style-name="Standard">
      <style:paragraph-properties fo:text-align="justify" style:justify-single-word="false"/>
      <style:text-properties style:font-name="Arial" style:font-size-complex="12pt"/>
    </style:style>
    <style:style style:name="P16" style:family="paragraph" style:parent-style-name="Standard">
      <style:paragraph-properties fo:text-align="justify" style:justify-single-word="false">
        <style:tab-stops>
          <style:tab-stop style:position="10.16cm"/>
        </style:tab-stops>
      </style:paragraph-properties>
      <style:text-properties style:font-name="Arial" style:font-size-complex="12pt"/>
    </style:style>
    <style:style style:name="P17" style:family="paragraph" style:parent-style-name="Standard">
      <style:paragraph-properties fo:text-align="justify" style:justify-single-word="false" style:text-autospace="none"/>
      <style:text-properties style:font-name="Arial" style:font-size-complex="12pt" style:font-weight-complex="bold"/>
    </style:style>
    <style:style style:name="P18" style:family="paragraph" style:parent-style-name="Standard">
      <style:paragraph-properties fo:text-align="justify" style:justify-single-word="false"/>
      <style:text-properties style:font-name="Arial" officeooo:rsid="0034d513" officeooo:paragraph-rsid="0034d513" style:font-size-complex="12pt"/>
    </style:style>
    <style:style style:name="P19" style:family="paragraph" style:parent-style-name="Standard">
      <style:paragraph-properties fo:text-align="justify" style:justify-single-word="false">
        <style:tab-stops>
          <style:tab-stop style:position="1.588cm"/>
          <style:tab-stop style:position="15.558cm" style:leader-style="dotted" style:leader-text="."/>
        </style:tab-stops>
      </style:paragraph-properties>
      <style:text-properties style:font-name="Arial"/>
    </style:style>
    <style:style style:name="P20" style:family="paragraph" style:parent-style-name="Standard">
      <style:paragraph-properties fo:text-align="justify" style:justify-single-word="false">
        <style:tab-stops>
          <style:tab-stop style:position="15.558cm" style:leader-style="dotted" style:leader-text="."/>
        </style:tab-stops>
      </style:paragraph-properties>
      <style:text-properties style:font-name="Arial"/>
    </style:style>
    <style:style style:name="P21" style:family="paragraph" style:parent-style-name="Standard">
      <style:paragraph-properties fo:text-align="justify" style:justify-single-word="false" fo:orphans="0" fo:widows="0" style:text-autospace="none"/>
      <style:text-properties style:font-name="Arial"/>
    </style:style>
    <style:style style:name="P22" style:family="paragraph" style:parent-style-name="Standard">
      <style:paragraph-properties fo:text-align="justify" style:justify-single-word="false" fo:orphans="0" fo:widows="0" style:text-autospace="none"/>
      <style:text-properties style:font-name="Arial" officeooo:paragraph-rsid="001ca4c8"/>
    </style:style>
    <style:style style:name="P23" style:family="paragraph" style:parent-style-name="Standard">
      <style:paragraph-properties fo:text-align="justify" style:justify-single-word="false">
        <style:tab-stops>
          <style:tab-stop style:position="1.588cm"/>
          <style:tab-stop style:position="7.62cm"/>
          <style:tab-stop style:position="12.7cm"/>
        </style:tab-stops>
      </style:paragraph-properties>
      <style:text-properties style:font-name="Arial"/>
    </style:style>
    <style:style style:name="P24" style:family="paragraph" style:parent-style-name="Standard">
      <style:paragraph-properties fo:text-align="justify" style:justify-single-word="false">
        <style:tab-stops>
          <style:tab-stop style:position="10.16cm"/>
        </style:tab-stops>
      </style:paragraph-properties>
      <style:text-properties style:font-name="Arial" officeooo:paragraph-rsid="003181c2"/>
    </style:style>
    <style:style style:name="P25" style:family="paragraph" style:parent-style-name="Standard">
      <style:paragraph-properties fo:text-align="justify" style:justify-single-word="false"/>
      <style:text-properties style:font-name="Arial" officeooo:paragraph-rsid="0028ee6a"/>
    </style:style>
    <style:style style:name="P26" style:family="paragraph" style:parent-style-name="Standard">
      <style:paragraph-properties fo:text-align="justify" style:justify-single-word="false">
        <style:tab-stops>
          <style:tab-stop style:position="1.905cm"/>
          <style:tab-stop style:position="7.938cm"/>
          <style:tab-stop style:position="13.018cm"/>
        </style:tab-stops>
      </style:paragraph-properties>
      <style:text-properties style:font-name="Arial"/>
    </style:style>
    <style:style style:name="P27" style:family="paragraph" style:parent-style-name="Standard">
      <style:paragraph-properties>
        <style:tab-stops>
          <style:tab-stop style:position="1.588cm"/>
          <style:tab-stop style:position="15.558cm" style:leader-style="dotted" style:leader-text="."/>
        </style:tab-stops>
      </style:paragraph-properties>
      <style:text-properties style:font-name="Arial"/>
    </style:style>
    <style:style style:name="P28" style:family="paragraph" style:parent-style-name="Standard">
      <style:paragraph-properties>
        <style:tab-stops>
          <style:tab-stop style:position="15.558cm" style:leader-style="dotted" style:leader-text="."/>
        </style:tab-stops>
      </style:paragraph-properties>
      <style:text-properties style:font-name="Arial"/>
    </style:style>
    <style:style style:name="P29" style:family="paragraph" style:parent-style-name="Standard">
      <style:paragraph-properties fo:text-align="justify" style:justify-single-word="false">
        <style:tab-stops>
          <style:tab-stop style:position="1.588cm"/>
          <style:tab-stop style:position="15.558cm" style:leader-style="dotted" style:leader-text="."/>
        </style:tab-stops>
      </style:paragraph-properties>
      <style:text-properties style:font-name="Arial" fo:background-color="transparent"/>
    </style:style>
    <style:style style:name="P30" style:family="paragraph" style:parent-style-name="Standard">
      <style:paragraph-properties fo:text-align="justify" style:justify-single-word="false" fo:orphans="0" fo:widows="0" style:text-autospace="none"/>
      <style:text-properties style:font-name="Arial" fo:background-color="transparent"/>
    </style:style>
    <style:style style:name="P31" style:family="paragraph" style:parent-style-name="Standard">
      <style:paragraph-properties fo:text-align="justify" style:justify-single-word="false"/>
      <style:text-properties style:font-name="Arial" officeooo:rsid="002d5cfa" officeooo:paragraph-rsid="0028ee6a" fo:background-color="transparent"/>
    </style:style>
    <style:style style:name="P32" style:family="paragraph" style:parent-style-name="Standard">
      <style:paragraph-properties fo:text-align="justify" style:justify-single-word="false"/>
      <style:text-properties style:font-name="Arial" officeooo:rsid="00372c78" officeooo:paragraph-rsid="00372c78" fo:background-color="transparent"/>
    </style:style>
    <style:style style:name="P33" style:family="paragraph" style:parent-style-name="Standard">
      <style:paragraph-properties fo:text-align="justify" style:justify-single-word="false"/>
      <style:text-properties style:font-name="Arial" fo:font-size="12pt" officeooo:paragraph-rsid="0034d513" style:font-size-asian="12pt" style:font-size-complex="12pt"/>
    </style:style>
    <style:style style:name="P34" style:family="paragraph" style:parent-style-name="Standard">
      <style:paragraph-properties fo:text-align="justify" style:justify-single-word="false" fo:orphans="0" fo:widows="0" style:text-autospace="none"/>
      <style:text-properties style:font-name="Arial" officeooo:rsid="0035c8f1" officeooo:paragraph-rsid="0035c8f1"/>
    </style:style>
    <style:style style:name="P35" style:family="paragraph" style:parent-style-name="Standard">
      <style:paragraph-properties>
        <style:tab-stops>
          <style:tab-stop style:position="1.588cm"/>
          <style:tab-stop style:position="15.558cm" style:leader-style="dotted" style:leader-text="."/>
        </style:tab-stops>
      </style:paragraph-properties>
      <style:text-properties style:font-name="Arial" officeooo:rsid="00372c78" officeooo:paragraph-rsid="00372c78"/>
    </style:style>
    <style:style style:name="P36" style:family="paragraph" style:parent-style-name="Standard">
      <style:paragraph-properties fo:text-align="justify" style:justify-single-word="false">
        <style:tab-stops>
          <style:tab-stop style:position="1.588cm"/>
          <style:tab-stop style:position="15.558cm" style:leader-style="dotted" style:leader-text="."/>
        </style:tab-stops>
      </style:paragraph-properties>
      <style:text-properties style:font-name="Arial" fo:font-size="6pt" fo:background-color="transparent" style:font-size-asian="5.25pt" style:font-size-complex="6pt"/>
    </style:style>
    <style:style style:name="P37" style:family="paragraph" style:parent-style-name="Standard">
      <style:paragraph-properties fo:orphans="0" fo:widows="0" style:text-autospace="none"/>
      <style:text-properties fo:color="#000000" style:font-name="Arial"/>
    </style:style>
    <style:style style:name="P38" style:family="paragraph" style:parent-style-name="Standard">
      <style:paragraph-properties fo:orphans="0" fo:widows="0" style:text-autospace="none"/>
      <style:text-properties fo:color="#000000" style:font-name="Arial" officeooo:paragraph-rsid="001a0ff9"/>
    </style:style>
    <style:style style:name="P39" style:family="paragraph" style:parent-style-name="Standard">
      <style:paragraph-properties fo:orphans="0" fo:widows="0" style:text-autospace="none"/>
      <style:text-properties fo:color="#000000" style:font-name="Arial" fo:font-weight="bold" style:font-weight-asian="bold"/>
    </style:style>
    <style:style style:name="P40" style:family="paragraph" style:parent-style-name="Standard">
      <style:paragraph-properties fo:orphans="0" fo:widows="0" style:text-autospace="none"/>
      <style:text-properties fo:color="#000000" style:font-name="Arial" fo:font-weight="bold" officeooo:paragraph-rsid="002761d9" style:font-weight-asian="bold"/>
    </style:style>
    <style:style style:name="P41" style:family="paragraph" style:parent-style-name="Standard">
      <style:paragraph-properties fo:orphans="0" fo:widows="0" style:text-autospace="none"/>
      <style:text-properties fo:color="#000000" style:font-name="Arial" fo:font-weight="bold" officeooo:paragraph-rsid="00372c78" style:font-weight-asian="bold"/>
    </style:style>
    <style:style style:name="P42" style:family="paragraph" style:parent-style-name="Standard">
      <style:paragraph-properties fo:text-align="justify" style:justify-single-word="false" fo:orphans="0" fo:widows="0" style:text-autospace="none"/>
      <style:text-properties fo:color="#000000" style:font-name="Arial" fo:font-weight="bold" style:font-weight-asian="bold"/>
    </style:style>
    <style:style style:name="P43" style:family="paragraph" style:parent-style-name="Standard">
      <style:paragraph-properties fo:text-align="justify" style:justify-single-word="false" fo:orphans="0" fo:widows="0" style:text-autospace="none"/>
      <style:text-properties fo:color="#000000" style:font-name="Arial" fo:font-weight="bold" style:font-weight-asian="bold" style:font-size-complex="12pt"/>
    </style:style>
    <style:style style:name="P44" style:family="paragraph" style:parent-style-name="Standard">
      <style:paragraph-properties fo:text-align="justify" style:justify-single-word="false" fo:orphans="0" fo:widows="0" style:text-autospace="none"/>
      <style:text-properties fo:color="#000000" style:font-name="Arial" fo:font-weight="bold" officeooo:rsid="0039b8b2" officeooo:paragraph-rsid="003c23de" style:font-weight-asian="bold"/>
    </style:style>
    <style:style style:name="P45" style:family="paragraph" style:parent-style-name="Standard">
      <style:paragraph-properties fo:text-align="justify" style:justify-single-word="false" fo:orphans="0" fo:widows="0" style:text-autospace="none"/>
      <style:text-properties fo:color="#000000" style:font-name="Arial" fo:font-weight="bold" officeooo:rsid="0039b8b2" officeooo:paragraph-rsid="0039b8b2" style:font-weight-asian="bold"/>
    </style:style>
    <style:style style:name="P46" style:family="paragraph" style:parent-style-name="Standard">
      <style:paragraph-properties fo:orphans="0" fo:widows="0" style:text-autospace="none"/>
      <style:text-properties fo:color="#000000" style:font-name="Arial" fo:font-weight="bold" officeooo:rsid="0028ee6a" officeooo:paragraph-rsid="0028ee6a" fo:background-color="transparent" style:font-weight-asian="bold"/>
    </style:style>
    <style:style style:name="P47" style:family="paragraph" style:parent-style-name="Standard">
      <style:paragraph-properties fo:text-align="justify" style:justify-single-word="false" fo:orphans="0" fo:widows="0" style:text-autospace="none"/>
      <style:text-properties fo:color="#000000" style:font-name="Arial" fo:font-weight="bold" officeooo:paragraph-rsid="002761d9" fo:background-color="transparent" style:font-weight-asian="bold"/>
    </style:style>
    <style:style style:name="P48" style:family="paragraph" style:parent-style-name="Standard">
      <style:paragraph-properties fo:text-align="justify" style:justify-single-word="false" fo:orphans="0" fo:widows="0" style:text-autospace="none"/>
      <style:text-properties fo:color="#000000" style:font-name="Arial"/>
    </style:style>
    <style:style style:name="P49" style:family="paragraph" style:parent-style-name="Standard">
      <style:paragraph-properties fo:text-align="justify" style:justify-single-word="false" fo:orphans="0" fo:widows="0" style:text-autospace="none"/>
      <style:text-properties fo:color="#000000" style:font-name="Arial" officeooo:paragraph-rsid="00277e8a"/>
    </style:style>
    <style:style style:name="P50" style:family="paragraph" style:parent-style-name="Standard">
      <style:paragraph-properties fo:text-align="center" style:justify-single-word="false">
        <style:tab-stops>
          <style:tab-stop style:position="10.16cm"/>
        </style:tab-stops>
      </style:paragraph-properties>
      <style:text-properties fo:color="#000000" style:font-name="Arial" officeooo:rsid="0035c8f1" officeooo:paragraph-rsid="0035c8f1" style:font-name-complex="Times Roman" style:font-size-complex="12pt" style:font-weight-complex="bold"/>
    </style:style>
    <style:style style:name="P51" style:family="paragraph" style:parent-style-name="Standard">
      <style:paragraph-properties fo:orphans="0" fo:widows="0" style:text-autospace="none"/>
      <style:text-properties fo:color="#000000" style:font-name="Arial" style:font-name-complex="Times Roman"/>
    </style:style>
    <style:style style:name="P52" style:family="paragraph" style:parent-style-name="Standard">
      <style:paragraph-properties fo:text-align="center" style:justify-single-word="false"/>
      <style:text-properties fo:color="#000000" style:font-name="Arial" fo:font-style="normal" fo:font-weight="bold" officeooo:rsid="002b28ad" style:font-style-asian="normal" style:font-weight-asian="bold" style:font-size-complex="12pt" style:font-style-complex="normal"/>
    </style:style>
    <style:style style:name="P53" style:family="paragraph" style:parent-style-name="Standard">
      <style:paragraph-properties fo:text-align="center" style:justify-single-word="false"/>
      <style:text-properties fo:color="#000000" style:font-name="Arial" fo:font-style="normal" fo:font-weight="bold" officeooo:rsid="002b28ad" officeooo:paragraph-rsid="002b28ad" style:font-style-asian="normal" style:font-weight-asian="bold" style:font-size-complex="12pt" style:font-style-complex="normal"/>
    </style:style>
    <style:style style:name="P54" style:family="paragraph" style:parent-style-name="Standard">
      <style:paragraph-properties fo:text-align="center" style:justify-single-word="false"/>
      <style:text-properties fo:color="#000000" style:font-name="Arial" fo:font-style="normal" fo:font-weight="bold" officeooo:rsid="002b28ad" officeooo:paragraph-rsid="003815eb" style:font-style-asian="normal" style:font-weight-asian="bold" style:font-size-complex="12pt" style:font-style-complex="normal"/>
    </style:style>
    <style:style style:name="P55" style:family="paragraph" style:parent-style-name="Standard">
      <style:paragraph-properties fo:text-align="center" style:justify-single-word="false"/>
      <style:text-properties fo:color="#000000" style:font-name="Arial" fo:font-style="normal" fo:font-weight="bold" officeooo:rsid="003521b8" officeooo:paragraph-rsid="003815eb" style:font-style-asian="normal" style:font-weight-asian="bold" style:font-size-complex="12pt" style:font-style-complex="normal"/>
    </style:style>
    <style:style style:name="P56" style:family="paragraph" style:parent-style-name="Standard">
      <style:paragraph-properties fo:text-align="justify" style:justify-single-word="false"/>
      <style:text-properties fo:color="#000000" style:font-name="Arial" style:font-size-complex="12pt"/>
    </style:style>
    <style:style style:name="P57" style:family="paragraph" style:parent-style-name="Standard">
      <style:paragraph-properties fo:text-align="justify" style:justify-single-word="false" style:text-autospace="none"/>
      <style:text-properties fo:color="#000000" style:font-name="Arial" officeooo:rsid="002b28ad" officeooo:paragraph-rsid="002b28ad" style:font-size-complex="12pt" style:font-weight-complex="bold"/>
    </style:style>
    <style:style style:name="P58" style:family="paragraph" style:parent-style-name="Standard">
      <style:paragraph-properties fo:orphans="0" fo:widows="0" style:text-autospace="none"/>
      <style:text-properties fo:color="#000000" style:font-name="Arial" fo:font-size="12pt" fo:font-weight="normal" officeooo:rsid="002fc238" officeooo:paragraph-rsid="002fc238" fo:background-color="transparent" style:font-size-asian="12pt" style:font-weight-asian="normal" style:font-size-complex="12pt" style:font-weight-complex="normal"/>
    </style:style>
    <style:style style:name="P59" style:family="paragraph" style:parent-style-name="Standard">
      <style:paragraph-properties fo:text-align="justify" style:justify-single-word="false" fo:orphans="0" fo:widows="0" style:text-autospace="none"/>
      <style:text-properties fo:color="#000000" style:font-name="Arial" fo:background-color="transparent"/>
    </style:style>
    <style:style style:name="P60" style:family="paragraph" style:parent-style-name="Standard">
      <style:paragraph-properties fo:orphans="0" fo:widows="0" style:text-autospace="none"/>
      <style:text-properties fo:color="#000000" style:font-name="Arial" fo:background-color="transparent"/>
    </style:style>
    <style:style style:name="P61" style:family="paragraph" style:parent-style-name="Standard">
      <style:paragraph-properties fo:text-align="justify" style:justify-single-word="false" fo:orphans="0" fo:widows="0" style:text-autospace="none"/>
      <style:text-properties fo:color="#000000" style:font-name="Arial" officeooo:rsid="002fc238" officeooo:paragraph-rsid="002fc238" fo:background-color="transparent"/>
    </style:style>
    <style:style style:name="P62" style:family="paragraph" style:parent-style-name="Standard">
      <style:paragraph-properties fo:text-align="justify" style:justify-single-word="false" fo:orphans="0" fo:widows="0" style:text-autospace="none"/>
      <style:text-properties fo:color="#000000" style:font-name="Arial" officeooo:rsid="002761d9" fo:background-color="transparent"/>
    </style:style>
    <style:style style:name="P63" style:family="paragraph" style:parent-style-name="Standard">
      <style:paragraph-properties fo:text-align="justify" style:justify-single-word="false" fo:orphans="0" fo:widows="0" style:text-autospace="none"/>
      <style:text-properties fo:color="#000000" style:font-name="Arial" officeooo:rsid="00268e90" officeooo:paragraph-rsid="00277e8a" fo:background-color="transparent"/>
    </style:style>
    <style:style style:name="P64" style:family="paragraph" style:parent-style-name="Standard">
      <style:paragraph-properties fo:text-align="justify" style:justify-single-word="false" fo:orphans="0" fo:widows="0" style:text-autospace="none"/>
      <style:text-properties fo:color="#000000" style:font-name="Arial" officeooo:rsid="0035c8f1" officeooo:paragraph-rsid="0035c8f1"/>
    </style:style>
    <style:style style:name="P65" style:family="paragraph" style:parent-style-name="Standard">
      <style:paragraph-properties fo:text-align="justify" style:justify-single-word="false" fo:orphans="0" fo:widows="0" style:text-autospace="none"/>
      <style:text-properties fo:color="#000000" style:font-name="Arial" fo:font-size="6pt" style:font-size-asian="5.25pt" style:font-size-complex="6pt"/>
    </style:style>
    <style:style style:name="P66" style:family="paragraph" style:parent-style-name="Standard">
      <style:paragraph-properties fo:text-align="justify" style:justify-single-word="false" fo:orphans="0" fo:widows="0" style:text-autospace="none"/>
      <style:text-properties fo:color="#000000" style:font-name="Arial" fo:font-size="6pt" fo:font-weight="normal" officeooo:rsid="0039b8b2" officeooo:paragraph-rsid="0039b8b2" style:font-size-asian="5.25pt" style:font-weight-asian="normal" style:font-size-complex="6pt" style:font-weight-complex="normal"/>
    </style:style>
    <style:style style:name="P67" style:family="paragraph" style:parent-style-name="Standard">
      <style:paragraph-properties fo:text-align="justify" style:justify-single-word="false" fo:orphans="0" fo:widows="0" style:text-autospace="none"/>
      <style:text-properties fo:color="#000000" style:font-name="Arial" fo:font-size="6pt" fo:font-weight="normal" officeooo:rsid="003815eb" officeooo:paragraph-rsid="003815eb" style:font-size-asian="5.25pt" style:font-weight-asian="normal" style:font-size-complex="6pt" style:font-weight-complex="normal"/>
    </style:style>
    <style:style style:name="P68" style:family="paragraph" style:parent-style-name="Standard">
      <style:paragraph-properties fo:text-align="justify" style:justify-single-word="false" fo:orphans="0" fo:widows="0" style:text-autospace="none"/>
      <style:text-properties fo:color="#000000" style:font-name="Arial" fo:font-weight="normal" officeooo:rsid="0039b8b2" officeooo:paragraph-rsid="0039b8b2" style:font-weight-asian="normal" style:font-weight-complex="normal"/>
    </style:style>
    <style:style style:name="P69" style:family="paragraph" style:parent-style-name="Standard">
      <style:paragraph-properties fo:text-align="justify" style:justify-single-word="false" fo:orphans="0" fo:widows="0" style:text-autospace="none"/>
      <style:text-properties fo:color="#000000" style:font-name="Arial" fo:font-weight="normal" officeooo:rsid="003815eb" officeooo:paragraph-rsid="003815eb" style:font-weight-asian="normal" style:font-weight-complex="normal"/>
    </style:style>
    <style:style style:name="P70" style:family="paragraph" style:parent-style-name="western">
      <style:paragraph-properties fo:margin-top="0.176cm" fo:margin-bottom="0cm" loext:contextual-spacing="false" fo:line-height="100%" fo:text-align="justify" style:justify-single-word="false"/>
      <style:text-properties fo:text-transform="uppercase" style:font-name="Arial" fo:font-weight="bold" style:font-weight-asian="bold" style:font-weight-complex="bold"/>
    </style:style>
    <style:style style:name="P71" style:family="paragraph" style:parent-style-name="western">
      <style:paragraph-properties fo:margin-top="0.176cm" fo:margin-bottom="0cm" loext:contextual-spacing="false" fo:line-height="100%" fo:text-align="justify" style:justify-single-word="false"/>
      <style:text-properties style:font-name="Arial"/>
    </style:style>
    <style:style style:name="P72" style:family="paragraph" style:parent-style-name="Standard">
      <style:paragraph-properties fo:margin-top="0.212cm" fo:margin-bottom="0cm" loext:contextual-spacing="false" fo:orphans="0" fo:widows="0" style:text-autospace="none"/>
      <style:text-properties fo:color="#000000" style:font-name="Arial" fo:font-weight="bold" style:font-weight-asian="bold"/>
    </style:style>
    <style:style style:name="P73" style:family="paragraph" style:parent-style-name="Table_20_Contents">
      <style:paragraph-properties fo:text-align="justify" style:justify-single-word="false"/>
      <style:text-properties officeooo:rsid="0039b8b2" officeooo:paragraph-rsid="0039b8b2"/>
    </style:style>
    <style:style style:name="P74" style:family="paragraph" style:parent-style-name="Standard" style:master-page-name="Standard">
      <style:paragraph-properties fo:text-align="center" style:justify-single-word="false" style:page-number="auto"/>
    </style:style>
    <style:style style:name="T1" style:family="text">
      <style:text-properties style:font-name="Arial"/>
    </style:style>
    <style:style style:name="T2" style:family="text">
      <style:text-properties style:font-name="Arial" fo:font-size="7pt" style:font-name-asian="Wingdings" style:font-size-asian="7pt" style:font-name-complex="Arial" style:font-size-complex="7pt"/>
    </style:style>
    <style:style style:name="T3" style:family="text">
      <style:text-properties style:font-name="Arial" fo:font-size="12pt" style:font-name-asian="Wingdings" style:font-size-asian="12pt" style:font-name-complex="Arial" style:font-size-complex="12pt"/>
    </style:style>
    <style:style style:name="T4" style:family="text">
      <style:text-properties style:font-name="Arial" fo:font-size="11pt" style:font-size-asian="11pt" style:font-size-complex="11pt"/>
    </style:style>
    <style:style style:name="T5" style:family="text">
      <style:text-properties style:font-name="Arial" fo:font-size="11pt" officeooo:rsid="0032aa2d" style:font-size-asian="11pt" style:font-size-complex="11pt"/>
    </style:style>
    <style:style style:name="T6" style:family="text">
      <style:text-properties style:font-name="Arial" fo:font-size="11pt" officeooo:rsid="00372c78" style:font-size-asian="11pt" style:font-size-complex="11pt"/>
    </style:style>
    <style:style style:name="T7" style:family="text">
      <style:text-properties style:font-name="Arial" fo:font-size="11pt" officeooo:rsid="0040d740" style:font-size-asian="11pt" style:font-size-complex="11pt"/>
    </style:style>
    <style:style style:name="T8" style:family="text">
      <style:text-properties style:font-name="Arial" fo:font-size="11pt" officeooo:rsid="0040e3e3" style:font-size-asian="11pt" style:font-size-complex="11pt"/>
    </style:style>
    <style:style style:name="T9" style:family="text">
      <style:text-properties style:font-name="Arial" officeooo:rsid="0040d740"/>
    </style:style>
    <style:style style:name="T10" style:family="text">
      <style:text-properties style:font-name="Arial" officeooo:rsid="0040e3e3"/>
    </style:style>
    <style:style style:name="T11" style:family="text">
      <style:text-properties fo:font-weight="bold" style:font-weight-asian="bold"/>
    </style:style>
    <style:style style:name="T12" style:family="text">
      <style:text-properties fo:font-weight="bold" style:font-weight-asian="bold" style:font-size-complex="12pt"/>
    </style:style>
    <style:style style:name="T13" style:family="text">
      <style:text-properties fo:font-weight="bold" officeooo:rsid="002a5b77" style:font-weight-asian="bold" style:font-size-complex="12pt"/>
    </style:style>
    <style:style style:name="T14" style:family="text">
      <style:text-properties fo:font-weight="bold" officeooo:rsid="002b9950" style:font-weight-asian="bold" style:font-size-complex="12pt"/>
    </style:style>
    <style:style style:name="T15" style:family="text">
      <style:text-properties fo:font-weight="bold" style:font-weight-asian="bold" style:font-weight-complex="bold"/>
    </style:style>
    <style:style style:name="T16" style:family="text">
      <style:text-properties fo:font-weight="bold" officeooo:rsid="002a5b77" style:font-weight-asian="bold" style:font-weight-complex="bold"/>
    </style:style>
    <style:style style:name="T17" style:family="text">
      <style:text-properties fo:font-weight="bold" officeooo:rsid="0028ee6a" style:font-weight-asian="bold"/>
    </style:style>
    <style:style style:name="T18" style:family="text">
      <style:text-properties fo:font-weight="bold" officeooo:rsid="0040e3e3" style:font-weight-asian="bold"/>
    </style:style>
    <style:style style:name="T19" style:family="text">
      <style:text-properties fo:color="#000000"/>
    </style:style>
    <style:style style:name="T20" style:family="text">
      <style:text-properties fo:color="#000000" officeooo:rsid="00268e90"/>
    </style:style>
    <style:style style:name="T21" style:family="text">
      <style:text-properties fo:color="#000000" officeooo:rsid="002761d9"/>
    </style:style>
    <style:style style:name="T22" style:family="text">
      <style:text-properties fo:color="#000000" officeooo:rsid="00277e8a"/>
    </style:style>
    <style:style style:name="T23" style:family="text">
      <style:text-properties fo:color="#000000" style:font-name="Arial" officeooo:rsid="002b28ad" style:font-weight-complex="bold"/>
    </style:style>
    <style:style style:name="T24" style:family="text">
      <style:text-properties fo:color="#000000" style:font-name="Arial" officeooo:rsid="003521b8" style:font-weight-complex="bold"/>
    </style:style>
    <style:style style:name="T25" style:family="text">
      <style:text-properties fo:color="#000000" fo:background-color="transparent" loext:char-shading-value="0"/>
    </style:style>
    <style:style style:name="T26" style:family="text">
      <style:text-properties fo:color="#000000" officeooo:rsid="002d5cfa" fo:background-color="transparent" loext:char-shading-value="0"/>
    </style:style>
    <style:style style:name="T27" style:family="text">
      <style:text-properties fo:color="#000000" officeooo:rsid="00268e90" fo:background-color="transparent" loext:char-shading-value="0"/>
    </style:style>
    <style:style style:name="T28" style:family="text">
      <style:text-properties fo:color="#000000" officeooo:rsid="002761d9" fo:background-color="transparent" loext:char-shading-value="0" style:font-size-complex="12pt"/>
    </style:style>
    <style:style style:name="T29" style:family="text">
      <style:text-properties fo:color="#000000" officeooo:rsid="00277e8a" fo:background-color="transparent" loext:char-shading-value="0"/>
    </style:style>
    <style:style style:name="T30" style:family="text">
      <style:text-properties fo:color="#000000" officeooo:rsid="002fc238"/>
    </style:style>
    <style:style style:name="T31" style:family="text">
      <style:text-properties fo:color="#000000" officeooo:rsid="003005dc"/>
    </style:style>
    <style:style style:name="T32" style:family="text">
      <style:text-properties fo:color="#000000" officeooo:rsid="003181c2"/>
    </style:style>
    <style:style style:name="T33" style:family="text">
      <style:text-properties fo:color="#000000" officeooo:rsid="002b28ad" style:font-name-complex="Times Roman" style:font-size-complex="12pt" style:font-weight-complex="bold"/>
    </style:style>
    <style:style style:name="T34" style:family="text">
      <style:text-properties fo:color="#000000" officeooo:rsid="0035c8f1" style:font-name-complex="Times Roman" style:font-size-complex="12pt" style:font-weight-complex="bold"/>
    </style:style>
    <style:style style:name="T35" style:family="text">
      <style:text-properties fo:color="#000000" officeooo:rsid="0035c8f1"/>
    </style:style>
    <style:style style:name="T36" style:family="text">
      <style:text-properties fo:color="#000000" fo:font-weight="bold" style:font-weight-asian="bold"/>
    </style:style>
    <style:style style:name="T37" style:family="text">
      <style:text-properties fo:color="#000000" fo:font-weight="bold" style:font-weight-asian="bold" style:font-weight-complex="bold"/>
    </style:style>
    <style:style style:name="T38" style:family="text">
      <style:text-properties fo:color="#000000" fo:font-weight="bold" officeooo:rsid="0040e3e3"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3b6575" style:font-weight-asian="normal" style:font-weight-complex="normal"/>
    </style:style>
    <style:style style:name="T41" style:family="text">
      <style:text-properties fo:font-weight="normal" officeooo:rsid="003c23de" style:font-weight-asian="normal" style:font-weight-complex="normal"/>
    </style:style>
    <style:style style:name="T42" style:family="text">
      <style:text-properties fo:font-weight="normal" officeooo:rsid="002a5b77" style:font-weight-asian="normal" style:font-size-complex="12pt" style:font-weight-complex="normal"/>
    </style:style>
    <style:style style:name="T43" style:family="text">
      <style:text-properties officeooo:rsid="0024b3c2"/>
    </style:style>
    <style:style style:name="T44" style:family="text">
      <style:text-properties officeooo:rsid="00268e90"/>
    </style:style>
    <style:style style:name="T45" style:family="text">
      <style:text-properties officeooo:rsid="002761d9"/>
    </style:style>
    <style:style style:name="T46" style:family="text">
      <style:text-properties officeooo:rsid="00277e8a"/>
    </style:style>
    <style:style style:name="T47" style:family="text">
      <style:text-properties officeooo:rsid="0028ee6a"/>
    </style:style>
    <style:style style:name="T48" style:family="text">
      <style:text-properties officeooo:rsid="002a5b77"/>
    </style:style>
    <style:style style:name="T49" style:family="text">
      <style:text-properties style:font-name-asian="Times Roman" style:font-name-complex="Times Roman"/>
    </style:style>
    <style:style style:name="T50" style:family="text">
      <style:text-properties style:font-name-complex="Times Roman"/>
    </style:style>
    <style:style style:name="T51" style:family="text">
      <style:text-properties officeooo:rsid="003181c2" style:font-name-complex="Times Roman" style:font-size-complex="12pt"/>
    </style:style>
    <style:style style:name="T52" style:family="text">
      <style:text-properties officeooo:rsid="002b9950"/>
    </style:style>
    <style:style style:name="T53" style:family="text">
      <style:text-properties officeooo:rsid="002d5cfa"/>
    </style:style>
    <style:style style:name="T54" style:family="text">
      <style:text-properties fo:background-color="transparent" loext:char-shading-value="0"/>
    </style:style>
    <style:style style:name="T55" style:family="text">
      <style:text-properties officeooo:rsid="002d5cfa" fo:background-color="transparent" loext:char-shading-value="0"/>
    </style:style>
    <style:style style:name="T56" style:family="text">
      <style:text-properties officeooo:rsid="00268e90" fo:background-color="transparent" loext:char-shading-value="0"/>
    </style:style>
    <style:style style:name="T57" style:family="text">
      <style:text-properties officeooo:rsid="002a5b77" fo:background-color="transparent" loext:char-shading-value="0"/>
    </style:style>
    <style:style style:name="T58" style:family="text">
      <style:text-properties officeooo:rsid="002fc238" fo:background-color="transparent" loext:char-shading-value="0"/>
    </style:style>
    <style:style style:name="T59" style:family="text">
      <style:text-properties officeooo:rsid="002761d9" fo:background-color="transparent" loext:char-shading-value="0"/>
    </style:style>
    <style:style style:name="T60" style:family="text">
      <style:text-properties fo:background-color="transparent" loext:char-shading-value="0" style:font-size-complex="12pt"/>
    </style:style>
    <style:style style:name="T61" style:family="text">
      <style:text-properties officeooo:rsid="00277e8a" fo:background-color="transparent" loext:char-shading-value="0"/>
    </style:style>
    <style:style style:name="T62" style:family="text">
      <style:text-properties officeooo:rsid="003005dc" fo:background-color="transparent" loext:char-shading-value="0"/>
    </style:style>
    <style:style style:name="T63" style:family="text">
      <style:text-properties officeooo:rsid="003521b8" fo:background-color="transparent" loext:char-shading-value="0"/>
    </style:style>
    <style:style style:name="T64" style:family="text">
      <style:text-properties officeooo:rsid="00372c78" fo:background-color="transparent" loext:char-shading-value="0"/>
    </style:style>
    <style:style style:name="T65" style:family="text">
      <style:text-properties officeooo:rsid="002e2149"/>
    </style:style>
    <style:style style:name="T66" style:family="text">
      <style:text-properties officeooo:rsid="002fc238"/>
    </style:style>
    <style:style style:name="T67" style:family="text">
      <style:text-properties officeooo:rsid="003005dc"/>
    </style:style>
    <style:style style:name="T68" style:family="text">
      <style:text-properties officeooo:rsid="003181c2"/>
    </style:style>
    <style:style style:name="T69" style:family="text">
      <style:text-properties officeooo:rsid="0032aa2d"/>
    </style:style>
    <style:style style:name="T70" style:family="text">
      <style:text-properties style:font-name-complex="Arial Narrow"/>
    </style:style>
    <style:style style:name="T71" style:family="text">
      <style:text-properties officeooo:rsid="00129b81" style:font-name-complex="Arial Narrow"/>
    </style:style>
    <style:style style:name="T72" style:family="text">
      <style:text-properties officeooo:rsid="0013d734" style:font-name-complex="Arial Narrow"/>
    </style:style>
    <style:style style:name="T73" style:family="text">
      <style:text-properties officeooo:rsid="003521b8"/>
    </style:style>
    <style:style style:name="T74" style:family="text">
      <style:text-properties officeooo:rsid="0035c8f1"/>
    </style:style>
    <style:style style:name="T75" style:family="text">
      <style:text-properties officeooo:rsid="003815eb"/>
    </style:style>
    <style:style style:name="T76" style:family="text">
      <style:text-properties officeooo:rsid="0039b8b2"/>
    </style:style>
    <style:style style:name="T77" style:family="text">
      <style:text-properties officeooo:rsid="003b6575"/>
    </style:style>
    <style:style style:name="T78" style:family="text">
      <style:text-properties officeooo:rsid="003c23de"/>
    </style:style>
    <style:style style:name="T79" style:family="text">
      <style:text-properties officeooo:rsid="0040d740"/>
    </style:style>
    <style:style style:name="T80" style:family="text">
      <style:text-properties officeooo:rsid="0040e3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bookmark text:name="_1334409659"/><text:bookmark text:name="_1334409673"/><text:bookmark text:name="_1334410122"/></text:p>
      <text:p text:style-name="P4"/>
      <text:p text:style-name="P9">Convention de mise à disposition et utilisation </text:p>
      <text:p text:style-name="P55">des locaux </text:p>
      <text:p text:style-name="P54"><text:span text:style-name="T78">Appartement N°6</text:span> sis <text:span text:style-name="T75">16 rue de Verdun à Fleury-les-Aubrais</text:span></text:p>
      <text:p text:style-name="P53"/>
      <text:p text:style-name="P52"/>
      <text:p text:style-name="P9"/>
      <text:p text:style-name="P8"/>
      <text:p text:style-name="P7"/>
      <text:p text:style-name="P7"/>
      <text:p text:style-name="P7">Entre les soussignés,</text:p>
      <text:p text:style-name="P7"/>
      <text:p text:style-name="P56"/>
      <text:p text:style-name="P6"><text:span text:style-name="T24">Madame, Monsieur </text:span><text:span text:style-name="T23">……………..., </text:span><text:span text:style-name="T24">représentant …………………..</text:span><text:span text:style-name="T23">, </text:span><text:span text:style-name="T24">dûment habilité à signer la présente convention par ………………………. du ……………………………….</text:span><text:span text:style-name="T23">,</text:span></text:p>
      <text:p text:style-name="P57"/>
      <text:p text:style-name="P17">d’une part,</text:p>
      <text:p text:style-name="P15"/>
      <text:p text:style-name="P15">désigné ci-dessous comme le « <text:span text:style-name="T15">preneur</text:span> »</text:p>
      <text:p text:style-name="P15"/>
      <text:p text:style-name="P15"/>
      <text:p text:style-name="P7">et</text:p>
      <text:p text:style-name="P7"/>
      <text:p text:style-name="P7"/>
      <text:p text:style-name="P10">L<text:span text:style-name="T79">e Centre Communal d’Action Sociale</text:span></text:p>
      <text:p text:style-name="P5"><text:span text:style-name="T1">représentée par Mme </text:span><text:span text:style-name="T10">Canette</text:span><text:span text:style-name="T1">, </text:span><text:span text:style-name="T9">Président</text:span><text:span text:style-name="T10">e</text:span><text:span text:style-name="Police_20_par_20_défaut"><text:span text:style-name="T4">, agissant en vertu </text:span></text:span><text:span text:style-name="Police_20_par_20_défaut"><text:span text:style-name="T5">de </text:span></text:span><text:span text:style-name="Police_20_par_20_défaut"><text:span text:style-name="T7">la</text:span></text:span><text:span text:style-name="Police_20_par_20_défaut"><text:span text:style-name="T5"> </text:span></text:span><text:span text:style-name="Police_20_par_20_défaut"><text:span text:style-name="T4">délibération d</text:span></text:span><text:span text:style-name="Police_20_par_20_défaut"><text:span text:style-name="T7">u</text:span></text:span><text:span text:style-name="Police_20_par_20_défaut"><text:span text:style-name="T4"> conseil </text:span></text:span><text:span text:style-name="Police_20_par_20_défaut"><text:span text:style-name="T7">d’administration </text:span></text:span><text:span text:style-name="Police_20_par_20_défaut"><text:span text:style-name="T4">en date du <text:s/></text:span></text:span><text:span text:style-name="Police_20_par_20_défaut"><text:span text:style-name="T8">24 août </text:span></text:span><text:span text:style-name="Police_20_par_20_défaut"><text:span text:style-name="T6">2020 </text:span></text:span></text:p>
      <text:p text:style-name="P15"/>
      <text:p text:style-name="P15">d’autre part,</text:p>
      <text:p text:style-name="P15"/>
      <text:p text:style-name="P15">désignée ci-dessous comme le « <text:span text:style-name="T16">PROPRIETAIRE</text:span> » </text:p>
      <text:p text:style-name="P15"/>
      <text:p text:style-name="P70">Il est convenu et arrêté ce qui suit :</text:p>
      <text:p text:style-name="P70"/>
      <text:p text:style-name="P19">La Mairie de Fleury-les-Aubrais est propriétaire ……………………...<text:span text:style-name="T52">, situé sur la parcelle ……………………..., sis …………………………………………. à Fleury-les Aubrais</text:span><text:span text:style-name="T12">. </text:span><text:span text:style-name="T14">Le preneur</text:span><text:span text:style-name="T13"> </text:span><text:span text:style-name="T42">a</text:span> émis le souhait d’occuper <text:span text:style-name="T73">ce lieu pour ………………………………………………...</text:span>.</text:p>
      <text:p text:style-name="P71"/>
      <text:p text:style-name="P71">Dans ce cadre, les parties ont convenu d’établir et de signer la présente convention portant sur l’utilisation <text:span text:style-name="T53">du local</text:span> mis à disposition.</text:p>
      <text:p text:style-name="P27"/>
      <text:p text:style-name="P27"/>
      <text:p text:style-name="P35">Aucune <text:span text:style-name="T75">autre personne que celles citées sur la présente convention ne pourra vivre, mème temporairement dans cet appartement.</text:span></text:p>
      <text:p text:style-name="P27"/>
      <text:p text:style-name="P12"/>
      <text:p text:style-name="P12"><text:soft-page-break/>I/ <text:span text:style-name="T43">DÉSIGNATION</text:span> </text:p>
      <text:p text:style-name="P28"/>
      <text:p text:style-name="P20"><text:span text:style-name="T53">Le local </text:span>mis à disposition <text:span text:style-name="T53">est celui</text:span> indiqué à l’adresse précitée. <text:span text:style-name="T53">Le Preneur</text:span> déclare connaître les lieux pour les avoir visités.</text:p>
      <text:p text:style-name="P13"/>
      <text:p text:style-name="P12"/>
      <text:p text:style-name="P12">II/ <text:span text:style-name="T69">DURÉE</text:span> DE LA MISE A DISPOSITION</text:p>
      <text:p text:style-name="P37"/>
      <text:p text:style-name="P25">La présente convention de mise à disposition <text:span text:style-name="T55">est établie pour une durée de </text:span><text:span text:style-name="T64">8 jours</text:span><text:span text:style-name="T55">, </text:span><text:span text:style-name="T58">à la date anniversaire de la signature de la présente</text:span><text:span text:style-name="T55">.</text:span></text:p>
      <text:p text:style-name="P31"/>
      <table:table table:name="Tableau1" table:style-name="Tableau1">
        <table:table-column table:style-name="Tableau1.A"/>
        <table:table-row>
          <table:table-cell table:style-name="Tableau1.A1" office:value-type="string">
            <text:p text:style-name="P73">Date d’entrée : <text:s text:c="54"/>Date de sortie :</text:p>
          </table:table-cell>
        </table:table-row>
      </table:table>
      <text:p text:style-name="P31"/>
      <text:p text:style-name="P32"/>
      <text:p text:style-name="P41">I<text:span text:style-name="T53">II</text:span>/ <text:span text:style-name="T77">PROCÉDURES</text:span></text:p>
      <text:p text:style-name="P41"/>
      <text:p text:style-name="P68">Les contractants s’engagent à effectuer les démarches nécessaires au règlement rapide de leur situation. Ils devront se présenter au <text:span text:style-name="T77">Pôle Solid’r</text:span> au 64 C rue des fossés 45400 Fleury-les-Aubrais, dès l’ouverture des bureaux, où ils seront conseillés sur les démarches à suivre.</text:p>
      <text:p text:style-name="P66"/>
      <text:p text:style-name="P69">L’usage de cet appartement de dépannage est très temporaire <text:span text:style-name="T76">et leur domicile reste celui indisponible pour le moment, ce qui implique qu’en aucun cas, ils ne peuvent se prévaloir de cette adresse.</text:span></text:p>
      <text:p text:style-name="P67"/>
      <text:p text:style-name="P68">Les contractants <text:span text:style-name="T77">trouveront</text:span> dans cet appartement du linge de maison qu’il conviendra de rendre en bon état et propre.</text:p>
      <text:p text:style-name="P66"/>
      <text:p text:style-name="P45"><text:span text:style-name="T39">Le</text:span> <text:span text:style-name="T39">Centre Communal d’Action Sociale doit impérativement </text:span><text:span text:style-name="T40">être</text:span><text:span text:style-name="T39"> averti de toute panne, détérioration, afin qu’une intervention puisse </text:span><text:span text:style-name="T40">être</text:span><text:span text:style-name="T39"> envisagée par les services compétents dans les meilleurs délais. </text:span></text:p>
      <text:p text:style-name="P41"/>
      <text:p text:style-name="P41"><text:span text:style-name="T77">IV/ </text:span>DISPOSITIONS RELATIVES A LA LOCATION</text:p>
      <text:p text:style-name="P37"> </text:p>
      <text:p text:style-name="P48">Le bien mis à disposition <text:span text:style-name="T53">es</text:span>t destiné <text:span text:style-name="T73">à ……………………………….</text:span>. <text:span text:style-name="T56">Cet</text:span><text:span text:style-name="T63">te mise à disposition</text:span><text:span text:style-name="T56"> est </text:span><text:span text:style-name="T63">strictement </text:span><text:span text:style-name="T56">limité</text:span><text:span text:style-name="T63">e</text:span><text:span text:style-name="T56"> à </text:span><text:span text:style-name="T57">cette occupation</text:span><text:span text:style-name="T56">.</text:span></text:p>
      <text:p text:style-name="P21"/>
      <text:p text:style-name="P21"><text:span text:style-name="T44">Le </text:span><text:span text:style-name="T56">PRENEUR</text:span><text:span text:style-name="T54"> s’oblige à n’utiliser le bien mis à disposition qu’à l’usage exclusif de </text:span><text:span text:style-name="T55">………………………….</text:span><text:span text:style-name="T25">. En conséquence le bien mis à disposition ne pourr</text:span><text:span text:style-name="T26">a</text:span><text:span text:style-name="T25"> être affecté à un autre usage.</text:span></text:p>
      <text:p text:style-name="P29"/>
      <text:p text:style-name="P29"><text:span text:style-name="T44">Le PRENEUR</text:span> supportera l’entière responsabilité <text:span text:style-name="T65">de la préservation de ce bien</text:span>, toute responsabilité du <text:span text:style-name="T77">PROPRIÉTAIRE</text:span> étant dégagée à cet égard, ainsi que pour tout préjudice, dommage, gêne, infraction découlant de l’activité pratiquée. <text:span text:style-name="T73">Le PRENEUR fera son affaire de la servitude impliquant le passage vers le stockage des objets évènementiels, local juxtaposant le bien mis à disposition. </text:span></text:p>
      <text:p text:style-name="P36"/>
      <text:p text:style-name="P19"><text:span text:style-name="T56">Le PRENEUR</text:span><text:span text:style-name="T54"> fera son affaire personnelle de toutes les actions relatives à la conformité d</text:span>e l’activité exercée par rapport à la réglementation en vigueur et ce tant en matière de fonctionnement ou que d’équipement des locaux mis à disposition.</text:p>
      <text:p text:style-name="P21">La destination des locaux doit être rigoureusement respectée. </text:p>
      <text:p text:style-name="P21"/>
      <text:p text:style-name="P46"><text:soft-page-break/>1° Description de l’immeuble et des biens</text:p>
      <text:p text:style-name="P58"/>
      <text:p text:style-name="P58">Il s’agit d<text:span text:style-name="T79">e ….. pièces ( … mètres carrés) disposant de cuisine salle de bains et de sanitaires.</text:span></text:p>
      <text:p text:style-name="P46"/>
      <text:p text:style-name="P39"><text:span text:style-name="T47">2</text:span>° Modalités de jouissance</text:p>
      <text:p text:style-name="P39"/>
      <text:p text:style-name="P48"><text:span text:style-name="T56">Le PRENEUR</text:span><text:span text:style-name="T54"> </text:span>devra veiller à ce que la tranquillité et la propreté d<text:span text:style-name="T66">u</text:span> bien mis à disposition ne soit troublée, en aucune manière, par son fait ou du fait de son activité. Il ne devra rien faire qui puisse nuire à l'esthétique des biens.</text:p>
      <text:p text:style-name="P65"/>
      <text:p text:style-name="P44"><text:span text:style-name="T39">Le</text:span> <text:span text:style-name="T39">Centre Communal d’Action Sociale </text:span><text:span text:style-name="T41">pourra expulser immédiatement les contractants de ce logement, en cas de troubles de jouissance et de voisinage ou de non respect de l’une des clauses de la présente convention. <text:s/></text:span></text:p>
      <text:p text:style-name="P39"/>
      <text:p text:style-name="P39"><text:span text:style-name="T47">3</text:span>° État de l'immeuble</text:p>
      <text:p text:style-name="P37"> </text:p>
      <text:p text:style-name="P21"><text:span text:style-name="T20">L</text:span><text:span text:style-name="T27">e PRENEUR</text:span><text:span text:style-name="T25"> </text:span><text:span text:style-name="T19">prendra l’immeuble et les biens mis à disposition dans l'état dans lequel il se</text:span> <text:span text:style-name="T19">trouve</text:span>r<text:span text:style-name="T66">a </text:span>au moment de<text:span text:style-name="T19"> son entrée en jouissance. Un état des lieux des locaux ainsi qu'un état qualitatif et quantitatif du mobilier et des matériels mis à disposition sera établi contradictoirement entre </text:span><text:span text:style-name="T20">le </text:span><text:span text:style-name="T27">PRENEUR</text:span><text:span text:style-name="T25"> </text:span><text:span text:style-name="T19">et </text:span>le <text:span text:style-name="T66">PROPRIÉTAIRE</text:span> <text:span text:style-name="T19">le jour de la remise des locaux.</text:span></text:p>
      <text:p text:style-name="P48"/>
      <text:p text:style-name="P42"><text:span text:style-name="T47">4</text:span>° Maintien de l'immeuble mis à disposition conforme à sa destination - Obligation d'entretien et de réparations d<text:span text:style-name="T44">u PRENEUR</text:span></text:p>
      <text:p text:style-name="P48"> </text:p>
      <text:p text:style-name="P39">a) Maintien de l'immeuble mis à disposition conforme à sa destination</text:p>
      <text:p text:style-name="P37"/>
      <text:p text:style-name="P48"><text:span text:style-name="T56">Le PRENEUR</text:span><text:span text:style-name="T54"> reconnaît que l'immeuble mis à disposition </text:span><text:span text:style-name="T58">es</text:span><text:span text:style-name="T54">t conforme à la destination prévue. Pendant le cours de la mise à disposition, l</text:span><text:span text:style-name="T59">e PRENEUR</text:span><text:span text:style-name="T54"> aura à sa charge et devra effect</text:span>uer dans les plus brefs délais, tous les travaux qui pourraient devenir nécessaires pour maintenir les biens loués conformes à cette destination.<text:span text:style-name="T54"> </text:span><text:span text:style-name="T59">Ces travaux seront soumis à l’accord préalable du </text:span><text:span text:style-name="T58">PROPRIÉTAIRE.</text:span><text:span text:style-name="T59"> A la sortie des lieux, le PRENEUR devra remettre, à sa charge, à l’état initial les locaux modifiés pour son usage.</text:span></text:p>
      <text:p text:style-name="P62"/>
      <text:p text:style-name="P72"><text:span text:style-name="T54">b) Obligation d'entretien et de r</text:span>éparations</text:p>
      <text:p text:style-name="P43"/>
      <text:p text:style-name="P48">Le <text:span text:style-name="T45">PRENEUR</text:span> devra entretenir les biens mis à disposition, pendant toute la durée de la convention, et les rendre à la fin de celle-ci, en bon état. Le cas échéant, un devis lui sera transmis pour la prise en charge du coût des réparations.</text:p>
      <text:p text:style-name="P48"> </text:p>
      <text:p text:style-name="P48">Il devra entretenir en bon état d'utilisation, de marche et de fonctionnement tous les matériels et aménagements faisant partie des biens mis à disposition, notamment les canalisations intérieures, les robinets d'eau, le système de chasse d'eau et celui d'évacuation des eaux usées, ainsi que les canalisations et appareillages électriques ou de gaz. Il sera tenu de remplacer à l'identique tout élément dont la détérioration dépasserait l'usure normale.</text:p>
      <text:p text:style-name="P48"> Il prendra toutes précautions utiles pour éviter le gel de tous les appareils, conduits et canalisations. En cas d'inobservation, il aura à sa charge les réparations et tous <text:soft-page-break/>les autres frais pouvant en découler.</text:p>
      <text:p text:style-name="P37"><text:span text:style-name="T17">5</text:span><text:span text:style-name="T11">° Dégradations</text:span></text:p>
      <text:p text:style-name="P37"> </text:p>
      <text:p text:style-name="P48">Le <text:span text:style-name="T45">PRENEUR</text:span> répondra des dégradations survenues à l'immeuble mis à disposition de son fait ou du fait de l’activité exercée dans les biens.</text:p>
      <text:p text:style-name="P37">  </text:p>
      <text:p text:style-name="P42"><text:span text:style-name="T47">6</text:span>° Travaux par L<text:span text:style-name="T54">e</text:span><text:span text:style-name="T59"> PRENEUR</text:span><text:span text:style-name="T54"> </text:span></text:p>
      <text:p text:style-name="P59"> </text:p>
      <text:p text:style-name="P30"><text:span text:style-name="T21">Il</text:span><text:span text:style-name="T19"> ne pourra faire aucun</text:span><text:span text:style-name="T35">s</text:span> <text:span text:style-name="T19">travaux affectant la structure des biens mis à disposition, comme des percements de murs ou des changements de distribution. Dans le cas où </text:span><text:span text:style-name="T21">le PRENEUR</text:span><text:span text:style-name="T19"> <text:s/>effectuerait dans les biens mis à disposition des travaux mettant en péril le bon fonctionnement des équipements le garnissant ou la sécurité, le </text:span><text:span text:style-name="T30">PROPRIÉTAIRE</text:span><text:span text:style-name="T21"> </text:span><text:span text:style-name="T19">exigera la remise en l'état immédiate des biens aux frais du preneur.</text:span></text:p>
      <text:p text:style-name="P60"> </text:p>
      <text:p text:style-name="P61">Le PROPRIÉTAIRE prendra en charge tous les travaux de clos et couvert.</text:p>
      <text:p text:style-name="P47"/>
      <text:p text:style-name="P40"><text:span text:style-name="T45">7°</text:span>Assurances</text:p>
      <text:p text:style-name="P48"> </text:p>
      <text:p text:style-name="P21"><text:span text:style-name="T28">Le PRENEUR</text:span><text:span text:style-name="T60"> </text:span><text:span text:style-name="T19">devra faire assurer convenablement contre l'incendie, les explosions, les dégâts des eaux, les meubles meublants et autres objets mobiliers garnissant le bien mis à disposition.</text:span></text:p>
      <text:p text:style-name="P42"/>
      <text:p text:style-name="P39"><text:span text:style-name="T45">8</text:span>° Sécurité incendie</text:p>
      <text:p text:style-name="P39"/>
      <text:p text:style-name="P48"><text:span text:style-name="T45">Le</text:span><text:span text:style-name="T59"> PRENEUR</text:span><text:span text:style-name="T54"> r</text:span>econnaît avoir pris connaissance des consignes de sécurité.</text:p>
      <text:p text:style-name="P48"/>
      <text:p text:style-name="P21">Toute production calorifique est STRICTEMENT interdite.</text:p>
      <text:p text:style-name="P48"/>
      <text:p text:style-name="P39"><text:span text:style-name="T45">9</text:span>° Responsabilité</text:p>
      <text:p text:style-name="P37"> </text:p>
      <text:p text:style-name="P21"><text:span text:style-name="T22">Le</text:span><text:span text:style-name="T29"> PRENEUR</text:span><text:span text:style-name="T25"> </text:span><text:span text:style-name="T19">fera son affaire personnelle de tous risques et litiges de quelque nature qu'ils soient, provenant de l'utilisation qu'il fait des locaux mis à disposition. </text:span><text:span text:style-name="T22">Il</text:span><text:span text:style-name="T19"> sera seul responsable envers </text:span><text:span text:style-name="T31">la Ville</text:span><text:span text:style-name="T19"> ainsi qu'à l'égard des tiers, de tous accidents, dégâts ou dommages ; il est à noter que</text:span> les graffitis et inscriptions diverses sont considérés comme dégradations.</text:p>
      <text:p text:style-name="P48"/>
      <text:p text:style-name="P48"><text:span text:style-name="T46">Il</text:span> ne pourra pas inquiéter le <text:span text:style-name="T67">Propriétaire</text:span> à raison de troubles ou de dommages subis de toute autre personne, sauf la faculté pour lui d'agir directement contre l'auteur du dommage.</text:p>
      <text:p text:style-name="P42"/>
      <text:p text:style-name="P39"><text:span text:style-name="T45">10</text:span>° Restitution des biens</text:p>
      <text:p text:style-name="P37"> </text:p>
      <text:p text:style-name="P49">L<text:span text:style-name="T61">e PRENEUR</text:span><text:span text:style-name="T54"> devra rendre les biens en bon état et avoir fait procéder aux réparations lui incombant.  Il sera procédé à un état des lieux de sortie, contradictoirement entre le </text:span><text:span text:style-name="T57">PROPRIETAIRE </text:span><text:span text:style-name="T54">et le </text:span><text:span text:style-name="T61">PRENEUR, </text:span><text:span text:style-name="T62">en cas de résiliation par l’une ou l’autre des parties, de la présente convention</text:span><text:span text:style-name="T56">.</text:span></text:p>
      <text:p text:style-name="P63"/>
      <text:p text:style-name="P63"/>
      <text:p text:style-name="P63"/>
      <text:p text:style-name="P39"><text:soft-page-break/><text:span text:style-name="T53">I</text:span>V/ CHARGES ET <text:span text:style-name="T80">MODALITÉS</text:span> DE PAIEMENT</text:p>
      <text:p text:style-name="P39"/>
      <text:p text:style-name="P38">Le <text:span text:style-name="T46">PRENEUR</text:span> s'engage:</text:p>
      <text:p text:style-name="P38"/>
      <text:p text:style-name="P22"><text:span text:style-name="T36">a) </text:span>A assurer le nettoyage des locaux, des matériels utilisés et des voies d'accès par un entretien régulier afin de respecter les dispositions réglementaires en matière d'hygiène et de sécurité</text:p>
      <text:p text:style-name="P14"/>
      <text:p text:style-name="P21"><text:span text:style-name="T18">b</text:span><text:span text:style-name="T11">)</text:span> A prendre à sa charge les dépenses liées aux prestations de nettoyage du site (Produits d'entretien, balais, serpillières, seaux, etc….).</text:p>
      <text:p text:style-name="P14"/>
      <text:p text:style-name="P21"><text:span text:style-name="T18">c</text:span><text:span text:style-name="T11">)</text:span> A réparer et indemniser <text:span text:style-name="T19">le </text:span><text:span text:style-name="T32">PROPRIÉTAIRE</text:span><text:span text:style-name="T19"> pour les dégradations, désordres ou dommages relevés dans le bâtiment (Robinetterie, serrurerie, vitrerie, peintures etc ) ou abords et les pertes ou dégradations constatées eu égard à l'inventaire du matériel mis à disposition. A défaut, le </text:span><text:span text:style-name="T32">PROPRIÉTAIRE</text:span><text:span text:style-name="T19"> fera appel à un prestataire extérieur pour l'exécution des travaux et facturera le montant de l'intervention et des travaux auprès du </text:span><text:span text:style-name="T22">PRENEUR</text:span><text:span text:style-name="T19">.</text:span></text:p>
      <text:p text:style-name="P48"/>
      <text:p text:style-name="P34"><text:span text:style-name="T38">d</text:span><text:span text:style-name="T37">)</text:span><text:span text:style-name="T19"> A ne pas installer d’appareils électriques d’une consommation électrique supérieure à 1000 W.</text:span></text:p>
      <text:p text:style-name="P64"/>
      <text:p text:style-name="P34"><text:span text:style-name="T38">e</text:span><text:span text:style-name="T37">)</text:span><text:span text:style-name="T19"> A autoriser le PROPRIÉTAIRE à réaliser les contrôles réglementaires lui afférant.</text:span></text:p>
      <text:p text:style-name="P37"/>
      <text:p text:style-name="P37"> </text:p>
      <text:p text:style-name="P39">V/ DOCUMENTS A FOURNIR <text:s/></text:p>
      <text:p text:style-name="P37"/>
      <text:p text:style-name="P15"><text:span text:style-name="T46">Le </text:span><text:span text:style-name="T61">PRENEUR</text:span><text:span text:style-name="T54"> </text:span>s’engage à fournir au <text:span text:style-name="T68">PROPRIÉTAIRE </text:span>de la structure les documents suivants :</text:p>
      <text:p text:style-name="P15"/>
      <text:p text:style-name="P15"><text:span text:style-name="T74">Deux</text:span> exemplaire<text:span text:style-name="T74">s</text:span> de la présente convention paraphée, signée et datée</text:p>
      <text:p text:style-name="P15">La preuve de la souscription des assurances</text:p>
      <text:p text:style-name="P15"/>
      <text:p text:style-name="P11">VI/ RÈGLEMENT DES LITIGES</text:p>
      <text:p text:style-name="P18"/>
      <text:p text:style-name="P33"><text:span text:style-name="T70">En cas de difficulté ou de litige à intervenir dans l’application de la présente convention, le dossier sera instruit par le Tribunal Administratif de </text:span><text:span text:style-name="T71">Orléans. </text:span><text:span text:style-name="T72">L</text:span><text:span text:style-name="T71">e tribunal </text:span>administratif peut-être saisi par l'application informatique "Télérecours citoyens" accessible par le site Internet http://www.telerecours.fr"</text:p>
      <text:p text:style-name="P18"/>
      <text:p text:style-name="P16">Fait à   <text:s/><text:tab/>Le </text:p>
      <text:p text:style-name="P16">En <text:span text:style-name="T48">deux</text:span> exemplaires origina<text:span text:style-name="T74">ux</text:span></text:p>
      <text:p text:style-name="P16"/>
      <text:p text:style-name="P24"><text:span text:style-name="T49"><text:s text:c="2"/></text:span><text:span text:style-name="T50"><text:s text:c="41"/></text:span><text:span text:style-name="T33">L</text:span><text:span text:style-name="T34">e PRENEUR : </text:span><text:span text:style-name="T51">Monsieur <text:s/></text:span><text:span text:style-name="T33">……….</text:span></text:p>
      <text:p text:style-name="P50"/>
      <text:p text:style-name="P23"><text:span text:style-name="T49"><text:s text:c="9"/></text:span><text:span text:style-name="T50"><text:tab/> <text:s text:c="28"/>(lu et approuvé)<text:tab/></text:span></text:p>
      <text:p text:style-name="P51"/>
      <text:p text:style-name="P26"><text:span text:style-name="T50"><text:tab/> <text:s text:c="23"/></text:span>L<text:span text:style-name="T74">e PROPRIÉTAIRE : </text:span><text:s/><text:span text:style-name="T79">Centre Communal d’Action Sociale</text:span><text:span text:style-name="T50"><text:tab/> <text:s text:c="31"/><text:tab/> <text:s text:c="35"/>(lu et approuvé)<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Roman" svg:font-family="'Times Roman',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Univers (WN)" svg:font-family="'Univers (W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Univers (WN)" fo:font-family="'Univers (WN)'" style:font-family-generic="swiss" style:font-pitch="variable" fo:font-size="8pt" fo:font-weight="bold" style:font-size-asian="8pt" style:font-weight-asian="bold" style:font-name-complex="Univers (WN)" style:font-family-complex="'Univers (WN)'" style:font-family-generic-complex="swiss" style:font-pitch-complex="variable" style:font-size-complex="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paragraph-properties fo:margin-top="0.176cm" fo:margin-bottom="0.21cm" loext:contextual-spacing="false" fo:line-height="115%"/>
      <style:text-properties fo:color="#00000a" style:font-size-complex="12pt"/>
    </style:style>
    <style:style style:name="western" style:family="paragraph" style:parent-style-name="Standard">
      <style:paragraph-properties fo:margin-top="0.176cm" fo:margin-bottom="0.21cm" loext:contextual-spacing="false" fo:line-height="115%"/>
      <style:text-properties fo:color="#00000a" style:font-size-complex="12pt"/>
    </style:style>
    <style:style style:name="Corps_20_de_20_texte_20_31" style:display-name="Corps de texte 31" style:family="paragraph" style:parent-style-name="Standard">
      <style:paragraph-properties fo:margin-top="0cm" fo:margin-bottom="0.212cm" loext:contextual-spacing="false" fo:text-align="justify" style:justify-single-word="false" fo:hyphenation-ladder-count="no-limit"/>
      <style:text-properties style:font-name="Univers (WN)" fo:font-family="'Univers (WN)'" style:font-family-generic="swiss" style:font-pitch="variable" fo:font-size="8pt" style:font-size-asian="8pt" style:language-asian="zh" style:country-asian="CN" style:font-name-complex="Univers (WN)" style:font-family-complex="'Univers (WN)'" style:font-family-generic-complex="swiss" style:font-pitch-complex="variable" style:font-size-complex="8pt" fo:hyphenate="false" fo:hyphenation-remain-char-count="2" fo:hyphenation-push-char-count="2"/>
    </style:style>
    <style:style style:name="Commentaire" style:family="paragraph" style:parent-style-name="Standard">
      <style:text-properties fo:font-size="10pt" style:font-size-asian="10pt"/>
    </style:style>
    <style:style style:name="List_20_Paragraph" style:display-name="List Paragraph"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fo:font-size="12pt" style:font-size-asian="12pt" style:font-name-complex="Arial" style:font-family-complex="Arial" style:font-family-generic-complex="swiss" style:font-pitch-complex="variable" style:font-size-complex="12pt"/>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end" style:justify-single-word="false" fo:text-indent="0cm" style:auto-text-indent="false"/>
      <style:text-properties fo:font-size="12pt" officeooo:rsid="00186d88" officeooo:paragraph-rsid="00186d88" style:font-size-asian="12pt" style:font-size-complex="12pt"/>
    </style:style>
    <style:style style:name="MP2" style:family="paragraph" style:parent-style-name="Footer">
      <style:paragraph-properties fo:text-align="center" style:justify-single-word="false"/>
      <style:text-properties officeooo:paragraph-rsid="00186d88"/>
    </style:style>
    <style:style style:name="MP3" style:family="paragraph" style:parent-style-name="Footer">
      <style:text-properties style:font-name="Arial" fo:font-size="7pt" style:font-name-asian="Wingdings" style:font-size-asian="7pt" style:font-name-complex="Arial" style:font-size-complex="7pt"/>
    </style:style>
    <style:style style:name="MT1" style:family="text">
      <style:text-properties style:font-name="Arial" fo:font-size="7pt" style:font-name-asian="Wingdings" style:font-size-asian="7pt" style:font-name-complex="Arial" style:font-size-complex="7pt"/>
    </style:style>
    <style:style style:name="MT2" style:family="text">
      <style:text-properties style:font-name="Arial" fo:font-size="12pt" style:font-name-asian="Wingdings" style:font-size-asian="12pt" style:font-name-complex="Arial" style:font-size-complex="12pt"/>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Header"/>
      </style:header>
      <style:header-first>
        <text:p text:style-name="Header"/>
      </style:header-first>
      <style:header-left>
        <text:p text:style-name="Header"/>
      </style:header-left>
      <style:footer>
        <text:p text:style-name="MP1"><text:page-number text:select-page="current">5</text:page-number></text:p>
      </style:footer>
      <style:footer-first>
        <text:p text:style-name="MP2"><text:span text:style-name="MT1"><text:s text:c="50"/></text:span><text:span text:style-name="MT2"><text:page-number text:select-page="current">1</text:page-number></text:span><text:span text:style-name="MT1"><text:s text:c="9"/><text:tab/></text:span></text:p>
        <text:p text:style-name="MP3"/>
      </style:footer-first>
      <style:footer-left>
        <text:p text:style-name="MP1"><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vention-type conclue entre l’Etat et l’Association X, en application de l’Article L</dc:title>
    <meta:initial-creator>achampolivier</meta:initial-creator>
    <meta:creation-date>2018-02-05T17:58:00</meta:creation-date>
    <dc:date>2022-03-30T09:35:47.233000000</dc:date>
    <meta:print-date>2018-02-05T16:45:00</meta:print-date>
    <meta:editing-cycles>68</meta:editing-cycles>
    <meta:editing-duration>PT5H49M37S</meta:editing-duration>
    <meta:generator>LibreOffice/6.0.6.2$Windows_X86_64 LibreOffice_project/0c292870b25a325b5ed35f6b45599d2ea4458e77</meta:generator>
    <dc:creator>Stéphanie OLLIVIER</dc:creator>
    <meta:document-statistic meta:table-count="1" meta:image-count="0" meta:object-count="0" meta:page-count="5" meta:paragraph-count="94" meta:word-count="1492" meta:character-count="9792" meta:non-whitespace-character-count="8053"/>
  </office:meta>
</office:document-meta>
</file>